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D0000002EE9C8B8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officeooo:paragraph-rsid="000c55d4"/>
    </style:style>
    <style:style style:name="P4" style:family="paragraph" style:parent-style-name="Standard">
      <style:paragraph-properties fo:margin-left="0cm" fo:margin-right="0cm" fo:margin-top="0cm" fo:margin-bottom="0cm" style:contextual-spacing="false" fo:line-height="115%" fo:text-indent="0cm" style:auto-text-indent="false" fo:break-before="auto" fo:break-after="auto" style:writing-mode="lr-tb"/>
    </style:style>
    <style:style style:name="P5" style:family="paragraph" style:parent-style-name="Standard">
      <style:paragraph-properties fo:margin-left="0cm" fo:margin-right="0cm" fo:margin-top="0cm" fo:margin-bottom="0cm" style:contextual-spacing="false" fo:line-height="115%" fo:text-align="end"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color="#222222" style:font-name="Arial" fo:font-size="11pt" fo:font-weight="bold" fo:background-color="#ffffff" style:font-name-asian="Arial" style:font-size-asian="11pt" style:font-weight-asian="bold" style:font-name-complex="Arial" style:font-size-complex="11pt" style:font-weight-complex="bold"/>
    </style:style>
    <style:style style:name="P8" style:family="paragraph" style:parent-style-name="Standard">
      <style:paragraph-properties fo:margin-left="0cm" fo:margin-right="0cm" fo:margin-top="0cm" fo:margin-bottom="0cm" style:contextual-spacing="false" fo:line-height="115%" fo:text-indent="0cm" style:auto-text-indent="false" fo:break-before="auto" fo:break-after="auto" style:writing-mode="lr-tb"/>
      <style:text-properties fo:color="#222222" style:font-name="Arial" fo:font-size="11pt" fo:font-weight="bold" fo:background-color="#ffffff" style:font-name-asian="Arial" style:font-size-asian="11pt" style:font-weight-asian="bold" style:font-name-complex="Arial" style:font-size-complex="11pt" style:font-weight-complex="bold"/>
    </style:style>
    <style:style style:name="P9"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color="#222222" style:font-name="Arial" fo:font-size="11pt" fo:background-color="#ffffff" style:font-name-asian="Arial" style:font-size-asian="11pt" style:font-name-complex="Arial" style:font-size-complex="11pt"/>
    </style:style>
    <style:style style:name="P10" style:family="paragraph" style:parent-style-name="Standard">
      <style:paragraph-properties fo:margin-left="0cm" fo:margin-right="0cm" fo:margin-top="0cm" fo:margin-bottom="0cm" style:contextual-spacing="false" fo:line-height="115%" fo:text-indent="0cm" style:auto-text-indent="false" fo:break-before="auto" fo:break-after="auto" style:writing-mode="lr-tb"/>
      <style:text-properties fo:color="#222222" style:font-name="Arial" fo:font-size="11pt" fo:background-color="#ffffff" style:font-name-asian="Arial" style:font-size-asian="11pt" style:font-name-complex="Arial" style:font-size-complex="11pt"/>
    </style:style>
    <style:style style:name="P11"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color="#222222" style:font-name="Arial" fo:font-size="11pt" fo:font-style="italic" fo:font-weight="bold" fo:background-color="#ffffff" style:font-name-asian="Arial" style:font-size-asian="11pt" style:font-style-asian="italic" style:font-weight-asian="bold" style:font-name-complex="Arial" style:font-size-complex="11pt" style:font-style-complex="italic" style:font-weight-complex="bold"/>
    </style:style>
    <style:style style:name="P12"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color="#666666"/>
    </style:style>
    <style:style style:name="P13" style:family="paragraph" style:parent-style-name="Standard">
      <style:paragraph-properties fo:margin-left="0cm" fo:margin-right="0cm" fo:margin-top="0.353cm" fo:margin-bottom="0.353cm" style:contextual-spacing="false" fo:line-height="100%" fo:text-indent="0cm" style:auto-text-indent="false" fo:break-before="auto" fo:break-after="auto" style:writing-mode="lr-tb"/>
    </style:style>
    <style:style style:name="P14"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style>
    <style:style style:name="P15"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text-properties fo:color="#999999" fo:font-size="24pt" fo:font-style="italic" fo:font-weight="bold" style:font-size-asian="24pt" style:font-style-asian="italic" style:font-weight-asian="bold" style:font-size-complex="24pt" style:font-style-complex="italic" style:font-weight-complex="bold"/>
    </style:style>
    <style:style style:name="P16"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text-properties fo:color="#999999" fo:font-size="24pt" fo:font-weight="bold" style:font-size-asian="24pt" style:font-weight-asian="bold" style:font-size-complex="24pt" style:font-weight-complex="bold"/>
    </style:style>
    <style:style style:name="P17"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text-properties fo:color="#999999" fo:font-size="12pt" fo:font-style="italic" style:font-size-asian="12pt" style:font-style-asian="italic" style:font-size-complex="12pt" style:font-style-complex="italic"/>
    </style:style>
    <style:style style:name="P18" style:family="paragraph" style:parent-style-name="Heading_20_1">
      <style:paragraph-properties fo:margin-left="0cm" fo:margin-right="0cm" fo:margin-top="0cm" fo:margin-bottom="0cm" style:contextual-spacing="false" fo:line-height="100%" fo:text-indent="0cm" style:auto-text-indent="false" fo:break-before="auto" fo:break-after="auto" style:writing-mode="lr-tb"/>
    </style:style>
    <style:style style:name="P19" style:family="paragraph" style:parent-style-name="Heading_20_1">
      <style:paragraph-properties fo:margin-left="0cm" fo:margin-right="0cm" fo:margin-top="0cm" fo:margin-bottom="0cm" style:contextual-spacing="false" fo:line-height="115%" fo:text-indent="0cm" style:auto-text-indent="false" fo:break-before="auto" fo:break-after="auto" style:writing-mode="lr-tb"/>
    </style:style>
    <style:style style:name="P20" style:family="paragraph" style:parent-style-name="Standard" style:list-style-name="LS1">
      <style:paragraph-properties fo:margin-left="0cm" fo:margin-right="0cm" fo:margin-top="0cm" fo:margin-bottom="0cm" style:contextual-spacing="false" fo:line-height="115%" fo:text-indent="0cm" style:auto-text-indent="false" fo:break-before="auto" fo:break-after="auto" style:writing-mode="lr-tb"/>
    </style:style>
    <style:style style:name="P21" style:family="paragraph" style:parent-style-name="Standard" style:list-style-name="LS2">
      <style:paragraph-properties fo:margin-left="0cm" fo:margin-right="0cm" fo:margin-top="0cm" fo:margin-bottom="0cm" style:contextual-spacing="false" fo:line-height="115%" fo:text-indent="0cm" style:auto-text-indent="false" fo:break-before="auto" fo:break-after="auto" style:writing-mode="lr-tb"/>
    </style:style>
    <style:style style:name="P22"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color="#222222" style:font-name="Arial" fo:font-size="11pt" fo:background-color="#ffffff" style:font-name-asian="Arial" style:font-size-asian="11pt" style:font-name-complex="Arial" style:font-size-complex="11pt"/>
    </style:style>
    <style:style style:name="P23" style:family="paragraph" style:parent-style-name="Standard" style:list-style-name="LS1">
      <style:paragraph-properties fo:margin-left="0cm" fo:margin-right="0cm" fo:margin-top="0cm" fo:margin-bottom="0cm" style:contextual-spacing="false" fo:line-height="115%" fo:text-indent="0cm" style:auto-text-indent="false" fo:break-before="auto" fo:break-after="auto" style:writing-mode="lr-tb"/>
      <style:text-properties fo:color="#222222" style:font-name="Arial" fo:font-size="11pt" fo:background-color="#ffffff" style:font-name-asian="Arial" style:font-size-asian="11pt" style:font-name-complex="Arial" style:font-size-complex="11pt"/>
    </style:style>
    <style:style style:name="P24" style:family="paragraph" style:parent-style-name="Standard" style:list-style-name="LS3">
      <style:paragraph-properties fo:margin-left="0cm" fo:margin-right="0cm" fo:margin-top="0cm" fo:margin-bottom="0cm" style:contextual-spacing="false" fo:line-height="115%" fo:text-indent="0cm" style:auto-text-indent="false" fo:break-before="auto" fo:break-after="auto" style:writing-mode="lr-tb"/>
      <style:text-properties fo:color="#222222" style:font-name="Arial" fo:font-size="11pt" fo:background-color="#ffffff" style:font-name-asian="Arial" style:font-size-asian="11pt" style:font-name-complex="Arial" style:font-size-complex="11pt"/>
    </style:style>
    <style:style style:name="P25" style:family="paragraph" style:parent-style-name="Standard" style:master-page-name="Standard">
      <style:paragraph-properties fo:margin-left="0.176cm" fo:margin-right="0.176cm" fo:margin-top="0cm" fo:margin-bottom="0cm" style:contextual-spacing="false" fo:line-height="115%" fo:text-align="center" style:justify-single-word="false" fo:text-indent="0cm" style:auto-text-indent="false" style:page-number="auto" fo:break-before="auto" fo:break-after="auto" style:writing-mode="lr-tb"/>
    </style:style>
    <style:style style:name="P26"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text-properties fo:color="#999999" fo:font-size="24pt" fo:font-weight="bold" style:font-size-asian="24pt" style:font-weight-asian="bold" style:font-size-complex="24pt" style:font-weight-complex="bold"/>
    </style:style>
    <style:style style:name="P27" style:family="paragraph" style:parent-style-name="Standard">
      <style:paragraph-properties fo:margin-left="0.176cm" fo:margin-right="0.176cm" fo:margin-top="0cm" fo:margin-bottom="0cm" style:contextual-spacing="false" fo:line-height="115%" fo:text-align="center" style:justify-single-word="false" fo:text-indent="0cm" style:auto-text-indent="false" fo:break-before="auto" fo:break-after="auto" style:writing-mode="lr-tb"/>
      <style:text-properties fo:color="#999999" fo:font-size="12pt" fo:font-style="italic" style:font-size-asian="12pt" style:font-style-asian="italic" style:font-size-complex="12pt" style:font-style-complex="italic"/>
    </style:style>
    <style:style style:name="T1" style:family="text">
      <style:text-properties fo:color="#999999" style:text-line-through-style="none" style:font-name="Verdana" fo:font-size="8pt" fo:font-style="normal" style:text-underline-style="none" fo:font-weight="bold" style:font-name-asian="Verdana" style:font-size-asian="8pt" style:font-style-asian="normal" style:font-weight-asian="bold" style:font-name-complex="Verdana" style:font-size-complex="8pt" style:font-style-complex="normal" style:font-weight-complex="bold"/>
    </style:style>
    <style:style style:name="T2" style:family="text">
      <style:text-properties fo:color="#999999" style:text-line-through-style="none" style:font-name="Verdana" fo:font-size="8pt" fo:font-style="normal" style:text-underline-style="none" fo:font-weight="bold" officeooo:rsid="000c55d4" style:font-name-asian="Verdana" style:font-size-asian="8pt" style:font-style-asian="normal" style:font-weight-asian="bold" style:font-name-complex="Verdana" style:font-size-complex="8pt" style:font-style-complex="normal" style:font-weight-complex="bold"/>
    </style:style>
    <style:style style:name="T3" style:family="text">
      <style:text-properties fo:color="#999999" fo:font-size="8pt" style:font-size-asian="8pt" style:font-size-complex="8pt"/>
    </style:style>
    <style:style style:name="T4" style:family="text">
      <style:text-properties fo:color="#999999" fo:font-size="8pt" officeooo:rsid="000c55d4" style:font-size-asian="8pt" style:font-size-complex="8pt"/>
    </style:style>
    <style:style style:name="T5" style:family="text">
      <style:text-properties fo:color="#999999" fo:font-size="24pt" fo:font-weight="bold" style:font-size-asian="24pt" style:font-weight-asian="bold" style:font-size-complex="24pt" style:font-weight-complex="bold"/>
    </style:style>
    <style:style style:name="T6" style:family="text">
      <style:text-properties fo:color="#999999" fo:font-size="24pt" fo:font-style="italic" fo:font-weight="bold" style:font-size-asian="24pt" style:font-style-asian="italic" style:font-weight-asian="bold" style:font-size-complex="24pt" style:font-style-complex="italic" style:font-weight-complex="bold"/>
    </style:style>
    <style:style style:name="T7" style:family="text">
      <style:text-properties fo:color="#999999" fo:font-size="12pt" fo:font-style="italic" style:font-size-asian="12pt" style:font-style-asian="italic" style:font-size-complex="12pt" style:font-style-complex="italic"/>
    </style:style>
    <style:style style:name="T8" style:family="text">
      <style:text-properties fo:color="#999999" fo:font-size="12pt" fo:font-style="italic" officeooo:rsid="000c55d4" style:font-size-asian="12pt" style:font-style-asian="italic" style:font-size-complex="12pt" style:font-style-complex="italic"/>
    </style:style>
    <style:style style:name="T9" style:family="text">
      <style:text-properties fo:color="#999999" fo:font-size="12pt" fo:font-style="italic" officeooo:rsid="000d1984" style:font-size-asian="12pt" style:font-style-asian="italic" style:font-size-complex="12pt" style:font-style-complex="italic"/>
    </style:style>
    <style:style style:name="T10" style:family="text">
      <style:text-properties fo:color="#1155cc" style:font-name="Arial" fo:font-size="11pt" style:text-underline-style="solid" style:text-underline-width="auto" style:text-underline-color="font-color" fo:background-color="#ffffff" style:font-name-asian="Arial" style:font-size-asian="11pt" style:font-name-complex="Arial" style:font-size-complex="11pt"/>
    </style:style>
    <style:style style:name="T11" style:family="text">
      <style:text-properties fo:color="#1155cc" style:font-name="Arial" fo:font-size="11pt" style:text-underline-style="solid" style:text-underline-width="auto" style:text-underline-color="font-color" officeooo:rsid="000ad7fd" fo:background-color="#ffffff" style:font-name-asian="Arial" style:font-size-asian="11pt" style:font-name-complex="Arial" style:font-size-complex="11pt"/>
    </style:style>
    <style:style style:name="T12" style:family="text">
      <style:text-properties fo:color="#222222" style:font-name="Arial" fo:font-size="11pt" fo:background-color="#ffffff" style:font-name-asian="Arial" style:font-size-asian="11pt" style:font-name-complex="Arial" style:font-size-complex="11pt"/>
    </style:style>
    <style:style style:name="T13" style:family="text">
      <style:text-properties fo:color="#222222" style:font-name="Arial" fo:font-size="11pt" officeooo:rsid="000ad7fd" fo:background-color="#ffffff" style:font-name-asian="Arial" style:font-size-asian="11pt" style:font-name-complex="Arial" style:font-size-complex="11pt"/>
    </style:style>
    <style:style style:name="T14" style:family="text">
      <style:text-properties fo:color="#222222" style:font-name="Arial" fo:font-size="11pt" fo:font-weight="bold" fo:background-color="#ffffff" style:font-name-asian="Arial" style:font-size-asian="11pt" style:font-weight-asian="bold" style:font-name-complex="Arial" style:font-size-complex="11pt" style:font-weight-complex="bold"/>
    </style:style>
    <style:style style:name="T15" style:family="text">
      <style:text-properties fo:color="#222222" style:font-name="Arial" fo:font-size="11pt" fo:font-style="italic" fo:background-color="#ffffff" style:font-name-asian="Arial" style:font-size-asian="11pt" style:font-style-asian="italic" style:font-name-complex="Arial" style:font-size-complex="11pt" style:font-style-complex="italic"/>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fr1"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6">Prérequis pour la </text:p>
      <text:p text:style-name="P16">création de fichiers PSD</text:p>
      <text:p text:style-name="P16">en vue d’une intégration </text:p>
      <text:p text:style-name="P16">HTML 5 / CSS 3</text:p>
      <text:p text:style-name="P16">incluant des objectifs</text:p>
      <text:p text:style-name="P14"><text:span text:style-name="T5">de </text:span><text:span text:style-name="T6">responsive design</text:span></text:p>
      <text:p text:style-name="P15"/>
      <text:p text:style-name="P17">version 1.1</text:p>
      <text:p text:style-name="P17"/>
      <text:p text:style-name="P17">Auteurs : </text:p>
      <text:p text:style-name="P14"><text:span text:style-name="T7">Samuel Frémondière </text:span><text:span text:style-name="T8">(</text:span><text:span text:style-name="T9">TOOG</text:span><text:span text:style-name="T8">)</text:span><text:span text:style-name="T7"><text:line-break/></text:span><text:span text:style-name="T8">Ronan Guilloux (Les POLYPODES)</text:span></text:p>
      <text:p text:style-name="P17"/>
      <text:p text:style-name="P14"><text:span text:style-name="T7">Licence : </text:span><text:a xlink:type="simple" xlink:href="http://creativecommons.org/licenses/by-sa/3.0/fr/">http</text:a><text:a xlink:type="simple" xlink:href="http://creativecommons.org/licenses/by-sa/3.0/fr/">://</text:a><text:a xlink:type="simple" xlink:href="http://creativecommons.org/licenses/by-sa/3.0/fr/">creativecommons</text:a><text:a xlink:type="simple" xlink:href="http://creativecommons.org/licenses/by-sa/3.0/fr/">.</text:a><text:a xlink:type="simple" xlink:href="http://creativecommons.org/licenses/by-sa/3.0/fr/">org</text:a><text:a xlink:type="simple" xlink:href="http://creativecommons.org/licenses/by-sa/3.0/fr/">/</text:a><text:a xlink:type="simple" xlink:href="http://creativecommons.org/licenses/by-sa/3.0/fr/">licenses</text:a><text:a xlink:type="simple" xlink:href="http://creativecommons.org/licenses/by-sa/3.0/fr/">/</text:a><text:a xlink:type="simple" xlink:href="http://creativecommons.org/licenses/by-sa/3.0/fr/">by</text:a><text:a xlink:type="simple" xlink:href="http://creativecommons.org/licenses/by-sa/3.0/fr/">-</text:a><text:a xlink:type="simple" xlink:href="http://creativecommons.org/licenses/by-sa/3.0/fr/">sa</text:a><text:a xlink:type="simple" xlink:href="http://creativecommons.org/licenses/by-sa/3.0/fr/">/3.0/</text:a><text:a xlink:type="simple" xlink:href="http://creativecommons.org/licenses/by-sa/3.0/fr/">fr</text:a><text:a xlink:type="simple" xlink:href="http://creativecommons.org/licenses/by-sa/3.0/fr/">/</text:a><text:span text:style-name="T7"> </text:span></text:p>
      <text:p text:style-name="P16"/>
      <text:h text:style-name="P18" text:outline-level="10"><text:bookmark text:name="h.pa6itnnboe10"/>Contexte</text:h>
      <text:p text:style-name="P7"/>
      <text:p text:style-name="P9"/>
      <text:p text:style-name="P9">Pour l'intégration HTML5 d'un nouveau site, LES POLYPODES utilise des frameworks HTML et CSS qui accélèrent et encadrent le travail d'intégration, ainsi que les demandes d'évolutions.</text:p>
      <text:p text:style-name="P1"><text:span text:style-name="T12">Notre framework HTML / CSS est actuellement </text:span><text:a xlink:type="simple" xlink:href="http://twitter.github.com/bootstrap">Twitter</text:a><text:a xlink:type="simple" xlink:href="http://twitter.github.com/bootstrap"> </text:a><text:a xlink:type="simple" xlink:href="http://twitter.github.com/bootstrap">Bootstrap</text:a><text:span text:style-name="T10"> </text:span><text:span text:style-name="T11">version 3</text:span><text:span text:style-name="T12">, il se base sur plusieurs études précédentes (comme </text:span><text:a xlink:type="simple" xlink:href="http://html5boilerplate.com/">Html</text:a><text:a xlink:type="simple" xlink:href="http://html5boilerplate.com/">5</text:a><text:a xlink:type="simple" xlink:href="http://html5boilerplate.com/">boilerplate</text:a><text:span text:style-name="T12">) et il constitue un projet communautaire robuste, fiable et qui est pour l'instant un standard de facto. Pour comprendre l'intérêt d'utiliser un tel framework HTML / CSS, quelques exemples illustrés sont visibles dans la documentation consacrée au </text:span><text:a xlink:type="simple" xlink:href="http://twitter.github.com/bootstrap/scaffolding.html"><text:span text:style-name="T10">Scaffolding</text:span></text:a><text:span text:style-name="T12">.</text:span></text:p>
      <text:p text:style-name="P9"/>
      <text:p text:style-name="P1"><text:span text:style-name="T14">Rôles et vocabulaire </text:span><text:span text:style-name="T12">: LES POLYPODES est l’agence qui reçoit le PSD, l’Agence Créative est l’agence qui crée et livre le PSD, le client final est celui qui recette l’intégration HTML.</text:span></text:p>
      <text:p text:style-name="P9"/>
      <text:p text:style-name="P9"/>
      <text:h text:style-name="P18" text:outline-level="10"><text:bookmark text:name="h.3ugwdsphms73"/>1. Prérequis généraux : </text:h>
      <text:p text:style-name="P7"><text:soft-page-break/></text:p>
      <text:p text:style-name="P9">Voici la liste des prérequis qui permettront à LES POLYPODES de recetter et de valider la livraison d'un fichier PSD, en vue de son intégration en HTML5 / CSS 3 :</text:p>
      <text:p text:style-name="P9"/>
      <text:p text:style-name="P9"/>
      <text:list xml:id="list8093731945940307103" text:style-name="LS1">
        <text:list-item>
          <text:p text:style-name="P23">Le livrable est constitué d'un seul fichier PSD</text:p>
        </text:list-item>
        <text:list-item>
          <text:p text:style-name="P23">Résolution : 72 dpi</text:p>
        </text:list-item>
        <text:list-item>
          <text:p text:style-name="P23">Ce fichier contient un calque de grilles et la création graphique respecte ce système de grille (cf. ci-dessous)</text:p>
        </text:list-item>
        <text:list-item>
          <text:p text:style-name="P23">Fournir un PSD organisé et ré-utilisable (cf. ci-dessous)</text:p>
        </text:list-item>
        <text:list-item>
          <text:p text:style-name="P20"><text:span text:style-name="T12">Utiliser systématiquement des webfonts plutôt que des fonts propriétaires. Cf. </text:span><text:a xlink:type="simple" xlink:href="http://www.google.com/webfonts">celles</text:a><text:a xlink:type="simple" xlink:href="http://www.google.com/webfonts"> </text:a><text:a xlink:type="simple" xlink:href="http://www.google.com/webfonts">de</text:a><text:a xlink:type="simple" xlink:href="http://www.google.com/webfonts"> </text:a><text:a xlink:type="simple" xlink:href="http://www.google.com/webfonts">Google</text:a><text:span text:style-name="T12"> ou autres fonts compatibles Creative Common 3.0, et non de fontes propriétaires</text:span></text:p>
        </text:list-item>
        <text:list-item>
          <text:p text:style-name="P20"><text:span text:style-name="T12">Utilisation systématique d'iconfonts (cf. </text:span><text:a xlink:type="simple" xlink:href="http://icomoon.io/">http</text:a><text:a xlink:type="simple" xlink:href="http://icomoon.io/">://</text:a><text:a xlink:type="simple" xlink:href="http://icomoon.io/">icomoon</text:a><text:a xlink:type="simple" xlink:href="http://icomoon.io/">.</text:a><text:a xlink:type="simple" xlink:href="http://icomoon.io/">io</text:a><text:a xlink:type="simple" xlink:href="http://icomoon.io/">/</text:a><text:span text:style-name="T12">, entre autres) </text:span></text:p>
        </text:list-item>
        <text:list-item>
          <text:p text:style-name="P20"><text:span text:style-name="T12">Il revient au Client Final (celui qui recette l’intégration HTML) de déterminer par avance et de communiquer le détail de ses objectifs de </text:span><text:span text:style-name="T15">responsive design : </text:span><text:span text:style-name="T12">smartphone et / ou iPad et / ou écran PC et / ou WebTV, etc., et de détailler la taille d’écran min/max de chaque type d’écran visé</text:span></text:p>
        </text:list-item>
        <text:list-item>
          <text:p text:style-name="P23">Si oui, le Client Final accepte-t-il le principe de faire des rendu en CSS3, ce qui permet de réduire le nombre d'images ? Cela implique un rendu un peu moins bon sous IE8 qu'il ne le sera sous Chrome et Firefox. A titre d'information, sur une créa PSD classique, en général, plus de la moitié des images peuvent être faites en CSS3, réduisant d'autant la taille et le temps de chargement des pages.</text:p>
        </text:list-item>
      </text:list>
      <text:p text:style-name="P10"/>
      <text:p text:style-name="P4"><text:span text:style-name="T16">Tailles d’écrans et responsive design </text:span>: L’intégration HTML finale en responsive design ne visera pas exactement un rendu sur Apple iPhone 3G version iOS 4.2.1 qui a une largeur d’écran (mode portrait) de 640px ou sur un Apple iPhone 3GS iOS 5.1.1 Stock Browser qui a une largeur d’écran (mode portrait) de 320px : Sur mobiles et tablettes, comme sur tout autre type d’écran, l’intégration HTML et le mécanisme de responsive design se basent uniquement sur des<text:a xlink:type="simple" xlink:href="http://www.w3.org/"> </text:a><text:a xlink:type="simple" xlink:href="http://www.w3.org/">standards</text:a><text:a xlink:type="simple" xlink:href="http://www.w3.org/"> </text:a><text:a xlink:type="simple" xlink:href="http://www.w3.org/">du</text:a><text:a xlink:type="simple" xlink:href="http://www.w3.org/"> </text:a><text:a xlink:type="simple" xlink:href="http://www.w3.org/">W</text:a><text:a xlink:type="simple" xlink:href="http://www.w3.org/">3</text:a><text:a xlink:type="simple" xlink:href="http://www.w3.org/">C</text:a> (HTML5/CSS) et sur des plages de largeurs d’écrans en pixels par exemple de 0 à 320px, de 320px à 1024px, au-delà de 1024px, etc, et non sur des marques de smartphone ou de tablette, ni des versions d’OS. Le navigateur du smartphone ou de tablette pris en compte est celui livré par défaut par l’éditeur de l’OS et du SDK (ex: Webkit pour Android, Safari pour pour iPhone).</text:p>
      <text:p text:style-name="P10"/>
      <text:p text:style-name="P8"/>
      <text:h text:style-name="P19" text:outline-level="10"><text:bookmark text:name="h.c5ubb268gpwy"/>2. Architecture de page basée sur une grille compatible pour le <text:span text:style-name="T17">responsive design</text:span></text:h>
      <text:p text:style-name="P11"/>
      <text:p text:style-name="P1"><text:span text:style-name="T12">La créa graphique doit se faire sur la base d'une grille d'une largeur de </text:span><text:span text:style-name="T13">1170</text:span><text:span text:style-name="T12">px a priori, détaillée comme suit :</text:span></text:p>
      <text:p text:style-name="P9"/>
      <text:list xml:id="list4831332250405872848" text:style-name="LS2">
        <text:list-item>
          <text:p text:style-name="P21"><text:span text:style-name="T13">1200</text:span><text:span text:style-name="T12">px large a priori (cf. variantes ci-dessous)</text:span></text:p>
        </text:list-item>
        <text:list-item>
          <text:p text:style-name="P21"><text:span text:style-name="T12">c'est à dire </text:span><text:span text:style-name="T13">1170</text:span><text:span text:style-name="T12">px </text:span><text:span text:style-name="T13">de largeur utile</text:span><text:span text:style-name="T12"> + deux gouttières extérieures de </text:span><text:span text:style-name="T13">15</text:span><text:span text:style-name="T12">px</text:span></text:p>
        </text:list-item>
        <text:list-item>
          <text:p text:style-name="P21"><text:soft-page-break/><text:span text:style-name="T12">Les </text:span><text:span text:style-name="T13">1170</text:span><text:span text:style-name="T12">px se composent de 12 colonnes de </text:span><text:span text:style-name="T13">70</text:span><text:span text:style-name="T12">px,<text:line-break/><text:tab/><text:tab/>séparées de gouttières intermédiaires de </text:span><text:span text:style-name="T13">3</text:span><text:span text:style-name="T12">0px</text:span></text:p>
        </text:list-item>
        <text:list-item>
          <text:p text:style-name="P21"><text:span text:style-name="T12">Outils existants : un </text:span><text:a xlink:type="simple" xlink:href="http://www.google.com/url?q=http%3A%2F%2Fbenstewart.net%2F2012%2F06%2Fbootstrap-responsive-photoshop-templates&amp;sa=D&amp;sntz=1&amp;usg=AFQjCNHJqljgxlnJrzMd0gPssAJZjC0X3Q">template</text:a><text:a xlink:type="simple" xlink:href="http://www.google.com/url?q=http%3A%2F%2Fbenstewart.net%2F2012%2F06%2Fbootstrap-responsive-photoshop-templates&amp;sa=D&amp;sntz=1&amp;usg=AFQjCNHJqljgxlnJrzMd0gPssAJZjC0X3Q"> </text:a><text:a xlink:type="simple" xlink:href="http://www.google.com/url?q=http%3A%2F%2Fbenstewart.net%2F2012%2F06%2Fbootstrap-responsive-photoshop-templates&amp;sa=D&amp;sntz=1&amp;usg=AFQjCNHJqljgxlnJrzMd0gPssAJZjC0X3Q">de</text:a><text:a xlink:type="simple" xlink:href="http://www.google.com/url?q=http%3A%2F%2Fbenstewart.net%2F2012%2F06%2Fbootstrap-responsive-photoshop-templates&amp;sa=D&amp;sntz=1&amp;usg=AFQjCNHJqljgxlnJrzMd0gPssAJZjC0X3Q"> </text:a><text:a xlink:type="simple" xlink:href="http://www.google.com/url?q=http%3A%2F%2Fbenstewart.net%2F2012%2F06%2Fbootstrap-responsive-photoshop-templates&amp;sa=D&amp;sntz=1&amp;usg=AFQjCNHJqljgxlnJrzMd0gPssAJZjC0X3Q">PSD</text:a><text:span text:style-name="T12"> ou </text:span><text:a xlink:type="simple" xlink:href="http://bit.ly/LqqjUS">cet</text:a><text:a xlink:type="simple" xlink:href="http://bit.ly/LqqjUS"> </text:a><text:a xlink:type="simple" xlink:href="http://bit.ly/LqqjUS">autre</text:a><text:a xlink:type="simple" xlink:href="http://bit.ly/LqqjUS"> </text:a><text:a xlink:type="simple" xlink:href="http://bit.ly/LqqjUS">template</text:a><text:a xlink:type="simple" xlink:href="http://bit.ly/LqqjUS"> </text:a><text:a xlink:type="simple" xlink:href="http://bit.ly/LqqjUS">PSD</text:a><text:span text:style-name="T12"> équivalent (avec la version Ai en plus), compatible Bootstrap lui aussi.</text:span></text:p>
        </text:list-item>
      </text:list>
      <text:p text:style-name="P10"/>
      <text:p text:style-name="P4"><text:span text:style-name="T14">Variantes possibles</text:span><text:span text:style-name="T12"> : </text:span><text:span text:style-name="T13">1170px est la largeur utilisée par LES POLYPODES, </text:span><text:span text:style-name="T12">980px est une <text:s/></text:span><text:span text:style-name="T13">autre </text:span><text:span text:style-name="T12">largeur </text:span><text:span text:style-name="T13">possible </text:span><text:span text:style-name="T12">conseillée : </text:span><text:a xlink:type="simple" xlink:href="http://twitter.github.com/bootstrap/scaffolding.html#responsive">d</text:a><text:a xlink:type="simple" xlink:href="http://twitter.github.com/bootstrap/scaffolding.html#responsive">'</text:a><text:a xlink:type="simple" xlink:href="http://twitter.github.com/bootstrap/scaffolding.html#responsive">autres</text:a><text:a xlink:type="simple" xlink:href="http://twitter.github.com/bootstrap/scaffolding.html#responsive"> </text:a><text:a xlink:type="simple" xlink:href="http://twitter.github.com/bootstrap/scaffolding.html#responsive">largeurs</text:a><text:a xlink:type="simple" xlink:href="http://twitter.github.com/bootstrap/scaffolding.html#responsive"> </text:a><text:a xlink:type="simple" xlink:href="http://twitter.github.com/bootstrap/scaffolding.html#responsive">de</text:a><text:a xlink:type="simple" xlink:href="http://twitter.github.com/bootstrap/scaffolding.html#responsive"> </text:a><text:a xlink:type="simple" xlink:href="http://twitter.github.com/bootstrap/scaffolding.html#responsive">grilles</text:a><text:a xlink:type="simple" xlink:href="http://twitter.github.com/bootstrap/scaffolding.html#responsive"> </text:a><text:a xlink:type="simple" xlink:href="http://twitter.github.com/bootstrap/scaffolding.html#responsive">sont</text:a><text:a xlink:type="simple" xlink:href="http://twitter.github.com/bootstrap/scaffolding.html#responsive"> </text:a><text:a xlink:type="simple" xlink:href="http://twitter.github.com/bootstrap/scaffolding.html#responsive">possibles</text:a><text:span text:style-name="T12">. Si le choix de largeur est différent de celui conseillé ici, LES POLYPODES devra d'abord en valider que cette autre largeur soit compatible avec les objectifs de </text:span><text:span text:style-name="T15">responsive design</text:span><text:span text:style-name="T12"> (smartphone ? tablette ? PC ? TV ?) à définir par le client final, et avec le framework Twitter Bootstrap </text:span><text:span text:style-name="T13">v3 </text:span><text:span text:style-name="T12">utilisé par LES POLYPODES.</text:span></text:p>
      <text:p text:style-name="P9"/>
      <text:p text:style-name="P9"/>
      <text:p text:style-name="P9"/>
      <text:h text:style-name="P18" text:outline-level="10"><text:bookmark text:name="h.k8km156dsb4j"/>3. Organisation interne du PSD</text:h>
      <text:p text:style-name="P7"/>
      <text:p text:style-name="P9">LES POLYPODES attend un seul fichier PSD organisé en dossiers et en calques, utilisable par l'intégrateur HTML 5. Cela implique les points suivants :</text:p>
      <text:p text:style-name="P9"/>
      <text:list xml:id="list8035656353803865435" text:style-name="LS3">
        <text:list-item>
          <text:p text:style-name="P24">Organiser impérativement les calques en dossier : header / content / footer</text:p>
        </text:list-item>
        <text:list-item>
          <text:p text:style-name="P24">Pour chaque élément (liens, boutons, mégamenu, etc.), lorsqu'il possède plusieurs états différents (ex : bouton enfoncé ou non) : fournir chaque état dans une structure de calques organisée : chaque état est proposé séparément.</text:p>
        </text:list-item>
      </text:list>
      <text:p text:style-name="P8"/>
      <text:p text:style-name="P8"/>
      <text:h text:style-name="P19" text:outline-level="10"><text:bookmark text:name="h.6mgjji1ld8g0"/>4. Limites, conseil et assistance</text:h>
      <text:p text:style-name="P7"/>
      <text:p text:style-name="P9">Tous ces points sont importants et peuvent devenir bloquants. Sur ces points, LES POLYPODES demande a être prévenue dès qu'une incompréhension ou un doute survient du côté de l'Agence Créative qui doit livrer le PSD, et se tient prête à expliquer le détail et la raison de chaque pré-requis. </text:p>
      <text:p text:style-name="P9"/>
      <text:p text:style-name="P9">Il revient au Client Final de créer les conditions et les occasions de dialogues entre l’Agence Créative réalisant le PSD et LES POLYPODES réalisant l'intégration pour la bonne conduite du projet. </text:p>
      <text:p text:style-name="P9"/>
      <text:p text:style-name="P9">LES POLYPODES se tient prêt à planifier des jours de conseils et d'assistance à maîtrise d'ouvrage pour aider le Client Final dans la conduite de ce projet, sur la base d'un forfait de régie de XXX € jour / homme, frais de transport non inclu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cm" fo:margin-right="0cm" fo:margin-top="0.423cm" fo:margin-bottom="0.423cm" style:contextual-spacing="false" fo:line-height="100%"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style:contextual-spacing="false" fo:line-height="100%"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style:contextual-spacing="false" fo:line-height="100%"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style:contextual-spacing="false" fo:line-height="100%"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style:contextual-spacing="false" fo:line-height="100%"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style:contextual-spacing="false" fo:line-height="100%"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222222"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master-page-name="Standard">
      <style:table-properties style:width="16.51cm" fo:margin-left="0.079cm" style:page-number="auto" fo:break-before="auto" fo:break-after="auto" table:align="left" style:writing-mode="lr-tb"/>
    </style:style>
    <style:style style:name="Tableau1.A" style:family="table-column">
      <style:table-column-properties style:column-width="8.255cm"/>
    </style:style>
    <style:style style:name="Tableau1.1" style:family="table-row">
      <style:table-row-properties style:min-row-height="1.455cm"/>
    </style:style>
    <style:style style:name="Tableau1.A1" style:family="table-cell">
      <style:table-cell-properties style:vertical-align="top" fo:background-color="#ffffff" fo:padding="0.079cm" fo:border="none">
        <style:background-image/>
      </style:table-cell-properties>
    </style:style>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MP2" style:family="paragraph" style:parent-style-name="Standard">
      <style:paragraph-properties fo:margin-left="0cm" fo:margin-right="0cm" fo:margin-top="0cm" fo:margin-bottom="0cm" style:contextual-spacing="false" fo:line-height="115%" fo:text-align="end"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353cm" fo:margin-bottom="0.353cm" style:contextual-spacing="false" fo:line-height="100%" fo:text-indent="0cm" style:auto-text-indent="false" fo:break-before="auto" fo:break-after="auto" style:writing-mode="lr-tb"/>
    </style:style>
    <style:style style:name="MP5"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officeooo:paragraph-rsid="000c55d4"/>
    </style:style>
    <style:style style:name="MT1" style:family="text">
      <style:text-properties fo:color="#999999" style:text-line-through-style="none" style:font-name="Verdana" fo:font-size="8pt" fo:font-style="normal" style:text-underline-style="none" fo:font-weight="bold" officeooo:rsid="000c55d4" style:font-name-asian="Verdana" style:font-size-asian="8pt" style:font-style-asian="normal" style:font-weight-asian="bold" style:font-name-complex="Verdana" style:font-size-complex="8pt" style:font-style-complex="normal" style:font-weight-complex="bold"/>
    </style:style>
    <style:style style:name="MT2" style:family="text">
      <style:text-properties fo:color="#999999" style:text-line-through-style="none" style:font-name="Verdana" fo:font-size="8pt" fo:font-style="normal" style:text-underline-style="none" fo:font-weight="bold" style:font-name-asian="Verdana" style:font-size-asian="8pt" style:font-style-asian="normal" style:font-weight-asian="bold" style:font-name-complex="Verdana" style:font-size-complex="8pt" style:font-style-complex="normal" style:font-weight-complex="bold"/>
    </style:style>
    <style:style style:name="MT3" style:family="text">
      <style:text-properties fo:color="#999999" fo:font-size="8pt" style:font-size-asian="8pt" style:font-size-complex="8pt"/>
    </style:style>
    <style:style style:name="MT4" style:family="text">
      <style:text-properties fo:color="#999999" fo:font-size="8pt" officeooo:rsid="000c55d4" style:font-size-asian="8pt" style:font-size-complex="8pt"/>
    </style:style>
    <style:style style:name="Mfr1"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able:table table:name="Tableau1" table:style-name="Tableau1">
          <table:table-column table:style-name="Tableau1.A" table:number-columns-repeated="2"/>
          <table:table-row table:style-name="Tableau1.1">
            <table:table-cell table:style-name="Tableau1.A1" office:value-type="string">
              <text:p text:style-name="MP1"><draw:frame draw:style-name="Mfr1" draw:name="1" text:anchor-type="as-char" svg:y="-1.214cm" svg:width="5.001cm" svg:height="1.217cm" draw:z-index="2"><draw:image xlink:href="Pictures/10000000000000BD0000002EE9C8B8F3.png" xlink:type="simple" xlink:show="embed" xlink:actuate="onLoad"/></draw:frame></text:p>
            </table:table-cell>
            <table:table-cell table:style-name="Tableau1.A1" office:value-type="string">
              <text:p text:style-name="MP2"><text:span text:style-name="MT1">LES POLYPODES</text:span><text:span text:style-name="MT2"> SARL (Nantes, France)<text:line-break/>Document en licence CC by-sa 3.0<text:line-break/>Dernière révision : </text:span><text:span text:style-name="MT1">7 éfvrier </text:span><text:span text:style-name="MT2">201</text:span><text:span text:style-name="MT1">4</text:span></text:p>
            </table:table-cell>
          </table:table-row>
        </table:table>
        <text:p text:style-name="MP3"/>
      </style:header>
      <style:footer>
        <text:p text:style-name="MP4"/>
        <text:p text:style-name="MP5"><text:span text:style-name="MT3">LES POLYPODES - </text:span><text:span text:style-name="MT4">92 Quai de la Fosse, 44100 Nantes 02 28 01 15 88 - http://www.lespolypode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dc:title/>
    <meta:initial-creator/>
    <meta:editing-cycles>4</meta:editing-cycles>
    <dc:date>2014-02-07T16:59:03.563602000</dc:date>
    <meta:editing-duration>P0D</meta:editing-duration>
    <meta:document-statistic meta:table-count="1" meta:image-count="1" meta:object-count="0" meta:page-count="3" meta:paragraph-count="43" meta:word-count="955" meta:character-count="5748" meta:non-whitespace-character-count="4838"/>
  </office:meta>
</office:document-meta>
</file>